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co6" style:family="table-column">
      <style:table-column-properties fo:break-before="auto" style:column-width="4.5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office:value-type="string">
            <text:p>append-&gt;append2</text:p>
          </table:table-cell>
          <table:table-cell office:value-type="string">
            <text:p>code-builder</text:p>
          </table:table-cell>
          <table:table-cell office:value-type="string">
            <text:p>Removed cons source info</text:p>
          </table:table-cell>
          <table:table-cell office:value-type="string">
            <text:p>%set-union</text:p>
            <text:p>-&gt;append2</text:p>
          </table:table-cell>
          <table:table-cell office:value-type="string">
            <text:p>Removed set-union for set!</text:p>
          </table:table-cell>
          <table:table-cell office:value-type="string">
            <text:p>pass4/fixup-label</text:p>
            <text:p>+remove internal defin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6">
            <text:p>4.4</text:p>
          </table:table-cell>
          <table:table-cell office:value-type="float" office:value="4.3">
            <text:p>4.3</text:p>
          </table:table-cell>
          <table:table-cell office:value-type="float" office:value="3.051">
            <text:p>3.05</text:p>
          </table:table-cell>
          <table:table-cell office:value-type="float" office:value="2.893">
            <text:p>2.89</text:p>
          </table:table-cell>
          <table:table-cell office:value-type="float" office:value="2.651">
            <text:p>2.65</text:p>
          </table:table-cell>
          <table:table-cell office:value-type="float" office:value="2.351">
            <text:p>2.35</text:p>
          </table:table-cell>
          <table:table-cell office:value-type="float" office:value="1.756">
            <text:p>1.7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2008/07/02</text:date>, <text:time>21:22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7-02T21:22:23</dc:date>
    <meta:editing-cycles>17</meta:editing-cycles>
    <meta:editing-duration>P1DT4H33M50S</meta:editing-duration>
    <meta:user-defined meta:name="Info 1"/>
    <meta:user-defined meta:name="Info 2"/>
    <meta:user-defined meta:name="Info 3"/>
    <meta:user-defined meta:name="Info 4"/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7cm" svg:y="0.146cm" chart:style-name="ch2">
          <text:p>psyntax.pp</text:p>
        </chart:title>
        <chart:legend chart:legend-position="end" svg:x="7.996cm" svg:y="3.035cm" chart:style-name="ch3"/>
        <chart:plot-area chart:style-name="ch4" table:cell-range-address="表1.C3:表1.AG5 表1.B4:表1.AG5 表1.B3:表1.B3" chart:data-source-has-labels="both" svg:x="0.149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6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>append-&gt;append2</text:p>
              </table:table-cell>
              <table:table-cell office:value-type="string">
                <text:p>code-builder</text:p>
              </table:table-cell>
              <table:table-cell office:value-type="string">
                <text:p>Removed cons source info</text:p>
              </table:table-cell>
              <table:table-cell office:value-type="string">
                <text:p>%set-union
-&gt;append2</text:p>
              </table:table-cell>
              <table:table-cell office:value-type="string">
                <text:p>Removed set-union for set!</text:p>
              </table:table-cell>
              <table:table-cell office:value-type="string">
                <text:p>pass4/fixup-label
+remove internal defi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6">
                <text:p>4.396</text:p>
              </table:table-cell>
              <table:table-cell office:value-type="float" office:value="4.3">
                <text:p>4.3</text:p>
              </table:table-cell>
              <table:table-cell office:value-type="float" office:value="3.051">
                <text:p>3.051</text:p>
              </table:table-cell>
              <table:table-cell office:value-type="float" office:value="2.893">
                <text:p>2.893</text:p>
              </table:table-cell>
              <table:table-cell office:value-type="float" office:value="2.651">
                <text:p>2.651</text:p>
              </table:table-cell>
              <table:table-cell office:value-type="float" office:value="2.351">
                <text:p>2.351</text:p>
              </table:table-cell>
              <table:table-cell office:value-type="float" office:value="1.756">
                <text:p>1.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